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1.699cm" fo:min-width="1.83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1.18cm" fo:min-width="1.533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18cm" fo:min-width="1.533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241cm" fo:min-width="1.88cm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 fo:min-height="0.739cm" fo:min-width="1.296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39cm" fo:min-width="1.29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18cm" fo:min-width="1.53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ccffcc" draw:textarea-horizontal-align="justify" draw:textarea-vertical-align="middle" draw:auto-grow-height="false" fo:min-height="1.126cm" fo:min-width="1.892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1.126cm" fo:min-width="2.019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126cm" fo:min-width="1.892cm"/>
    </style:style>
    <style:style style:name="gr12" style:family="graphic" style:parent-style-name="standard">
      <style:graphic-properties draw:fill-color="#ccffcc" draw:textarea-horizontal-align="justify" draw:textarea-vertical-align="middle" draw:auto-grow-height="false" fo:min-height="1.02cm" fo:min-width="2.04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739cm" fo:min-width="1.296cm"/>
    </style:style>
    <style:style style:name="gr14" style:family="graphic" style:parent-style-name="standard">
      <style:graphic-properties draw:stroke="dash" draw:stroke-dash="Fine_20_Dashed" draw:fill-color="#ffcc00" draw:textarea-horizontal-align="justify" draw:textarea-vertical-align="middle" draw:auto-grow-height="false" fo:min-height="1.18cm" fo:min-width="1.533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54cm" svg:height="2.159cm" svg:x="6.715cm" svg:y="6.08cm">
          <text:p text:style-name="P1"><text:span text:style-name="T1">SDMS</text:span></text:p>
          <text:p text:style-name="P1"><text:span text:style-name="T1">Central</text:span></text:p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54cm" svg:height="2.159cm" svg:x="11.16cm" svg:y="6.08cm">
          <text:p text:style-name="P1"><text:span text:style-name="T1">SDMS</text:span></text:p>
          <text:p text:style-name="P1"><text:span text:style-name="T1">Local</text:span></text:p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2.032cm" svg:height="2.286cm" svg:x="6.969cm" svg:y="9.382cm">
          <text:p text:style-name="P1"><text:span text:style-name="T1">Central</text:span></text:p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0" draw:id="id10" draw:layer="layout" svg:width="2.032cm" svg:height="2.286cm" svg:x="2.651cm" svg:y="9.255cm">
          <text:p text:style-name="P1"><text:span text:style-name="T1">Central</text:span></text:p>
          <text:p text:style-name="P1"><text:span text:style-name="T1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4" draw:id="id4" draw:layer="layout" svg:width="2.032cm" svg:height="2.286cm" svg:x="15.732cm" svg:y="10.144cm">
          <text:p text:style-name="P1"><text:span text:style-name="T1">Local</text:span></text:p>
          <text:p text:style-name="P1"><text:span text:style-name="T1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6" draw:id="id6" draw:layer="layout" svg:width="2.54cm" svg:height="1.651cm" svg:x="6.715cm" svg:y="2.905cm">
          <text:p text:style-name="P1"><text:span text:style-name="T1">SDMS</text:span></text:p>
          <text:p text:style-name="P1"><text:span text:style-name="T1">Data Por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2.54cm" svg:height="1.397cm" svg:x="2.397cm" svg:y="6.461cm">
          <text:p text:style-name="P1"><text:span text:style-name="T1">Globus</text:span></text:p>
          <text:p text:style-name="P1"><text:span text:style-name="T1">End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2.54cm" svg:height="1.397cm" svg:x="15.478cm" svg:y="7.604cm">
          <text:p text:style-name="P1"><text:span text:style-name="T1">Globus</text:span></text:p>
          <text:p text:style-name="P1"><text:span text:style-name="T1">End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" draw:id="id2" draw:layer="layout" svg:width="2.032cm" svg:height="2.286cm" svg:x="18.653cm" svg:y="9.001cm">
          <text:p text:style-name="P1"><text:span text:style-name="T1">Local</text:span></text:p>
          <text:p text:style-name="P1"><text:span text:style-name="T1">FileSy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6" draw:layer="layout" draw:type="line" svg:x1="19.669cm" svg:y1="7.858cm" svg:x2="19.669cm" svg:y2="9.001cm" draw:start-shape="id1" draw:start-glue-point="8" draw:end-shape="id2" svg:d="M19669 7858v1143" svg:viewBox="0 0 1 1144">
          <text:p/>
        </draw:connector>
        <draw:connector draw:style-name="gr8" draw:text-style-name="P6" draw:layer="layout" draw:type="line" svg:x1="16.748cm" svg:y1="9.001cm" svg:x2="16.748cm" svg:y2="10.144cm" draw:start-shape="id3" draw:start-glue-point="8" draw:end-shape="id4" draw:end-glue-point="5" svg:d="M16748 9001v1143" svg:viewBox="0 0 1 1144">
          <text:p/>
        </draw:connector>
        <draw:connector draw:style-name="gr8" draw:text-style-name="P6" draw:layer="layout" draw:type="line" svg:x1="13.7cm" svg:y1="7.159cm" svg:x2="15.478cm" svg:y2="8.303cm" draw:start-shape="id5" draw:start-glue-point="1" draw:end-shape="id3" draw:end-glue-point="6" svg:d="M13700 7159l1778 1144" svg:viewBox="0 0 1779 1145">
          <text:p/>
        </draw:connector>
        <draw:connector draw:style-name="gr8" draw:text-style-name="P6" draw:layer="layout" draw:type="line" svg:x1="7.985cm" svg:y1="4.556cm" svg:x2="7.985cm" svg:y2="6.08cm" draw:start-shape="id6" draw:start-glue-point="2" draw:end-shape="id7" draw:end-glue-point="0" svg:d="M7985 4556v1524" svg:viewBox="0 0 1 1525">
          <text:p/>
        </draw:connector>
        <draw:connector draw:style-name="gr8" draw:text-style-name="P6" draw:layer="layout" draw:type="line" svg:x1="7.985cm" svg:y1="8.239cm" svg:x2="7.985cm" svg:y2="9.382cm" draw:start-shape="id7" draw:start-glue-point="2" draw:end-shape="id8" draw:end-glue-point="5" svg:d="M7985 8239v1143" svg:viewBox="0 0 1 1144">
          <text:p/>
        </draw:connector>
        <draw:connector draw:style-name="gr8" draw:text-style-name="P6" draw:layer="layout" draw:type="line" svg:x1="6.715cm" svg:y1="7.159cm" svg:x2="4.937cm" svg:y2="7.16cm" draw:start-shape="id7" draw:start-glue-point="3" draw:end-shape="id9" draw:end-glue-point="10" svg:d="M6715 7159l-1778 1" svg:viewBox="0 0 1779 2">
          <text:p/>
        </draw:connector>
        <draw:connector draw:style-name="gr8" draw:text-style-name="P6" draw:layer="layout" draw:type="line" svg:x1="3.667cm" svg:y1="7.858cm" svg:x2="3.667cm" svg:y2="9.255cm" draw:start-shape="id9" draw:start-glue-point="8" draw:end-shape="id10" draw:end-glue-point="5" svg:d="M3667 7858v1397" svg:viewBox="0 0 1 1398">
          <text:p/>
        </draw:connector>
        <draw:connector draw:style-name="gr8" draw:text-style-name="P6" draw:layer="layout" draw:type="line" svg:x1="9.255cm" svg:y1="7.159cm" svg:x2="11.16cm" svg:y2="7.159cm" draw:start-shape="id7" draw:start-glue-point="1" draw:end-shape="id5" draw:end-glue-point="3" svg:d="M9255 7159h1905" svg:viewBox="0 0 1906 1">
          <text:p/>
        </draw:connector>
        <draw:custom-shape draw:style-name="gr9" draw:text-style-name="P2" xml:id="id11" draw:id="id11" draw:layer="layout" svg:width="2.54cm" svg:height="1.524cm" svg:x="10.398cm" svg:y="11.795cm">
          <text:p text:style-name="P1"><text:span text:style-name="T1">SDMS</text:span></text:p>
          <text:p text:style-name="P1"><text:span text:style-name="T1">CLI Tool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4" draw:id="id14" draw:layer="layout" svg:width="2.667cm" svg:height="1.524cm" svg:x="14.208cm" svg:y="14.335cm">
          <text:p text:style-name="P1"><text:span text:style-name="T1">User</text:span></text:p>
          <text:p text:style-name="P1"><text:span text:style-name="T1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3" draw:id="id13" draw:layer="layout" svg:width="2.54cm" svg:height="1.524cm" svg:x="10.398cm" svg:y="14.335cm">
          <text:p text:style-name="P1"><text:span text:style-name="T1">User</text:span></text:p>
          <text:p text:style-name="P1"><text:span text:style-name="T1">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54cm" svg:height="1.27cm" svg:x="11.16cm" svg:y="9.255cm">
          <text:p text:style-name="P1"><text:span text:style-name="T1">Client</text:span></text:p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668cm" svg:y1="11.795cm" svg:x2="12.43cm" svg:y2="10.525cm" draw:start-shape="id11" draw:start-glue-point="0" draw:end-shape="id12" draw:end-glue-point="2" svg:d="M11668 11795l762-1270" svg:viewBox="0 0 763 1271">
          <text:p/>
        </draw:connector>
        <draw:connector draw:style-name="gr8" draw:text-style-name="P6" draw:layer="layout" draw:type="line" svg:x1="12.43cm" svg:y1="9.255cm" svg:x2="12.43cm" svg:y2="8.239cm" draw:start-shape="id12" draw:start-glue-point="0" draw:end-shape="id5" draw:end-glue-point="2" svg:d="M12430 9255v-1016" svg:viewBox="0 0 1 1017">
          <text:p/>
        </draw:connector>
        <draw:connector draw:style-name="gr8" draw:text-style-name="P6" draw:layer="layout" draw:type="line" svg:x1="11.668cm" svg:y1="14.335cm" svg:x2="11.668cm" svg:y2="13.319cm" draw:start-shape="id13" draw:start-glue-point="0" draw:end-shape="id11" draw:end-glue-point="2" svg:d="M11668 14335v-1016" svg:viewBox="0 0 1 1017">
          <text:p/>
        </draw:connector>
        <draw:connector draw:style-name="gr8" draw:text-style-name="P6" draw:layer="layout" draw:type="line" svg:x1="15.541cm" svg:y1="14.335cm" svg:x2="12.43cm" svg:y2="10.525cm" draw:start-shape="id14" draw:start-glue-point="0" draw:end-shape="id12" draw:end-glue-point="2" svg:d="M15541 14335l-3111-3810" svg:viewBox="0 0 3112 3811">
          <text:p/>
        </draw:connector>
        <draw:custom-shape draw:style-name="gr13" draw:text-style-name="P5" xml:id="id1" draw:id="id1" draw:layer="layout" svg:width="2.54cm" svg:height="1.397cm" svg:x="18.399cm" svg:y="6.461cm">
          <text:p text:style-name="P1"><text:span text:style-name="T1">Globus</text:span></text:p>
          <text:p text:style-name="P1"><text:span text:style-name="T1">End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3.7cm" svg:y1="7.159cm" svg:x2="18.399cm" svg:y2="7.16cm" draw:start-shape="id5" draw:start-glue-point="1" draw:end-shape="id1" draw:end-glue-point="6" svg:d="M13700 7159l4699 1" svg:viewBox="0 0 4700 2">
          <text:p/>
        </draw:connector>
        <draw:custom-shape draw:style-name="gr14" draw:text-style-name="P4" xml:id="id15" draw:id="id15" draw:layer="layout" svg:width="2.032cm" svg:height="2.286cm" svg:x="2.905cm" svg:y="2.651cm">
          <text:p text:style-name="P1"><text:span text:style-name="T1">Meta-</text:span></text:p>
          <text:p text:style-name="P1"><text:span text:style-name="T1">Data</text:span></text:p>
          <text:p text:style-name="P1"><text:span text:style-name="T1">Inde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6" draw:layer="layout" draw:type="line" svg:x1="3.921cm" svg:y1="4.937cm" svg:x2="6.715cm" svg:y2="7.159cm" draw:start-shape="id15" draw:start-glue-point="7" draw:end-shape="id7" svg:d="M3921 4937l2794 2222" svg:viewBox="0 0 2795 2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4:47:44.253750184</meta:creation-date>
    <dc:date>2017-11-13T15:13:00.031947509</dc:date>
    <meta:editing-duration>PT14M54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